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967" officeooo:paragraph-rsid="00137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7-09-06T14:19:37.411881264</meta:creation-date>
    <dc:date>2017-09-06T14:19:48.539980748</dc:date>
    <dc:creator>Yves Mairesse</dc:creator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5.4.0.3$Linux_X86_64 LibreOffice_project/40m0$Build-3</meta:generator>
  </office:meta>
</office:document-meta>
</file>